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109"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line-through-mode="continuous" style:font-name-asian="Monospace" style:font-size-asian="8pt" style:language-asian="en" style:country-asian="US" style:font-style-asian="normal" style:font-weight-asian="normal" style:font-name-complex="Monospace" style:font-size-complex="4.55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 style:data-style-name="N111"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line-through-mode="continuous" style:font-name-asian="Monospace" style:font-size-asian="8pt" style:language-asian="en" style:country-asian="US" style:font-style-asian="normal" style:font-weight-asian="normal" style:font-name-complex="Monospace" style:font-size-complex="4.55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ens010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row table:style-name="ro1">
          <table:table-cell/>
          <table:table-cell table:style-name="Default" office:value-type="string">
            <text:p>n_dry=</text:p>
          </table:table-cell>
          <table:table-cell table:style-name="Default" office:value-type="float" office:value="2048">
            <text:p>2048</text:p>
          </table:table-cell>
          <table:table-cell table:style-name="Default"/>
          <table:table-cell table:style-name="Default" office:value-type="string">
            <text:p>n_real=</text:p>
          </table:table-cell>
          <table:table-cell table:style-name="Default" office:value-type="float" office:value="16384">
            <text:p>16384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>
            <text:p>sens=</text:p>
          </table:table-cell>
          <table:table-cell table:style-name="Default" office:value-type="float" office:value="0.1">
            <text:p>0,1</text:p>
          </table:table-cell>
          <table:table-cell table:style-name="Default"/>
          <table:table-cell table:style-name="Default" office:value-type="string">
            <text:p>opoznienie=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T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 office:value-type="string">
            <text:p>D=</text:p>
          </table:table-cell>
          <table:table-cell table:style-name="ce1" office:value-type="float" office:value="0.000003">
            <text:p>3,00E-006</text:p>
          </table:table-cell>
          <table:table-cell table:style-name="ce1" office:value-type="float" office:value="0.000005">
            <text:p>5,00E-006</text:p>
          </table:table-cell>
          <table:table-cell table:style-name="ce1" office:value-type="float" office:value="0.000007">
            <text:p>7,00E-006</text:p>
          </table:table-cell>
          <table:table-cell table:style-name="ce1" office:value-type="float" office:value="0.000008">
            <text:p>8,00E-006</text:p>
          </table:table-cell>
          <table:table-cell table:style-name="ce1" office:value-type="float" office:value="0.000009">
            <text:p>9,00E-006</text:p>
          </table:table-cell>
          <table:table-cell table:style-name="ce1" office:value-type="float" office:value="0.00001">
            <text:p>1,00E-005</text:p>
          </table:table-cell>
          <table:table-cell table:style-name="ce1" office:value-type="float" office:value="0.00002">
            <text:p>2,00E-005</text:p>
          </table:table-cell>
          <table:table-cell table:style-name="ce1" office:value-type="float" office:value="0.00003">
            <text:p>3,00E-005</text:p>
          </table:table-cell>
          <table:table-cell table:style-name="ce1" office:value-type="float" office:value="0.00005">
            <text:p>5,00E-005</text:p>
          </table:table-cell>
          <table:table-cell table:style-name="ce1" office:value-type="float" office:value="0.0001">
            <text:p>1,00E-004</text:p>
          </table:table-cell>
        </table:table-row>
        <table:table-row table:style-name="ro1">
          <table:table-cell/>
          <table:table-cell office:value-type="float" office:value="20.480694">
            <text:p>20,481</text:p>
          </table:table-cell>
          <table:table-cell office:value-type="float" office:value="32.866114">
            <text:p>32,866</text:p>
          </table:table-cell>
          <table:table-cell office:value-type="float" office:value="159.270209">
            <text:p>159,270</text:p>
          </table:table-cell>
          <table:table-cell table:number-columns-repeated="2"/>
          <table:table-cell office:value-type="float" office:value="31.290017">
            <text:p>31,290</text:p>
          </table:table-cell>
          <table:table-cell office:value-type="float" office:value="32.744088">
            <text:p>32,744</text:p>
          </table:table-cell>
          <table:table-cell table:style-name="ce4" office:value-type="float" office:value="15.76852">
            <text:p>15,769</text:p>
          </table:table-cell>
          <table:table-cell office:value-type="float" office:value="26.725272">
            <text:p>26,725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/>
          <table:table-cell office:value-type="float" office:value="8.063931">
            <text:p>8,064</text:p>
          </table:table-cell>
          <table:table-cell office:value-type="float" office:value="32.31223">
            <text:p>32,312</text:p>
          </table:table-cell>
          <table:table-cell office:value-type="float" office:value="99.509727">
            <text:p>99,510</text:p>
          </table:table-cell>
          <table:table-cell table:number-columns-repeated="2"/>
          <table:table-cell office:value-type="float" office:value="75.33232">
            <text:p>75,332</text:p>
          </table:table-cell>
          <table:table-cell office:value-type="float" office:value="53.567313">
            <text:p>53,567</text:p>
          </table:table-cell>
          <table:table-cell table:style-name="ce4" office:value-type="float" office:value="63.473388">
            <text:p>63,473</text:p>
          </table:table-cell>
          <table:table-cell office:value-type="float" office:value="32.176048">
            <text:p>32,176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/>
          <table:table-cell office:value-type="float" office:value="18.827074">
            <text:p>18,827</text:p>
          </table:table-cell>
          <table:table-cell office:value-type="float" office:value="107.631908">
            <text:p>107,632</text:p>
          </table:table-cell>
          <table:table-cell office:value-type="float" office:value="45.740218">
            <text:p>45,740</text:p>
          </table:table-cell>
          <table:table-cell table:number-columns-repeated="2"/>
          <table:table-cell office:value-type="float" office:value="309.987532">
            <text:p>309,988</text:p>
          </table:table-cell>
          <table:table-cell office:value-type="float" office:value="57.749618">
            <text:p>57,750</text:p>
          </table:table-cell>
          <table:table-cell table:style-name="ce2" office:value-type="float" office:value="66.547472">
            <text:p>66,547</text:p>
          </table:table-cell>
          <table:table-cell office:value-type="float" office:value="8.065089">
            <text:p>8,065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/>
          <table:table-cell office:value-type="float" office:value="22.047124">
            <text:p>22,047</text:p>
          </table:table-cell>
          <table:table-cell office:value-type="float" office:value="79.458045">
            <text:p>79,458</text:p>
          </table:table-cell>
          <table:table-cell office:value-type="float" office:value="48.745292">
            <text:p>48,745</text:p>
          </table:table-cell>
          <table:table-cell table:number-columns-repeated="2"/>
          <table:table-cell office:value-type="float" office:value="30.256381">
            <text:p>30,256</text:p>
          </table:table-cell>
          <table:table-cell office:value-type="float" office:value="12.105346">
            <text:p>12,105</text:p>
          </table:table-cell>
          <table:table-cell table:style-name="ce2" office:value-type="float" office:value="63.368559">
            <text:p>63,369</text:p>
          </table:table-cell>
          <table:table-cell office:value-type="float" office:value="58.164708">
            <text:p>58,165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/>
          <table:table-cell office:value-type="float" office:value="33.283518">
            <text:p>33,284</text:p>
          </table:table-cell>
          <table:table-cell office:value-type="float" office:value="119.094837">
            <text:p>119,095</text:p>
          </table:table-cell>
          <table:table-cell office:value-type="float" office:value="130.565059">
            <text:p>130,565</text:p>
          </table:table-cell>
          <table:table-cell table:number-columns-repeated="2"/>
          <table:table-cell office:value-type="float" office:value="38.578828">
            <text:p>38,579</text:p>
          </table:table-cell>
          <table:table-cell office:value-type="float" office:value="158.468366">
            <text:p>158,468</text:p>
          </table:table-cell>
          <table:table-cell table:style-name="ce4" office:value-type="float" office:value="30.344058">
            <text:p>30,344</text:p>
          </table:table-cell>
          <table:table-cell office:value-type="float" office:value="39.037531">
            <text:p>39,038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/>
          <table:table-cell table:style-name="ce3" table:formula="oooc:=SUM([.B5:.B9])/5" office:value-type="float" office:value="20.5404682">
            <text:p>20,540</text:p>
          </table:table-cell>
          <table:table-cell table:style-name="ce3" table:formula="oooc:=SUM([.C5:.C9])/5" office:value-type="float" office:value="74.2726268">
            <text:p>74,273</text:p>
          </table:table-cell>
          <table:table-cell table:style-name="ce3" table:formula="oooc:=SUM([.D5:.D9])/5" office:value-type="float" office:value="96.766101">
            <text:p>96,766</text:p>
          </table:table-cell>
          <table:table-cell table:style-name="ce3" table:formula="oooc:=SUM([.E5:.E9])/5" office:value-type="float" office:value="0">
            <text:p>0,000</text:p>
          </table:table-cell>
          <table:table-cell table:style-name="ce3" table:formula="oooc:=SUM([.F5:.F9])/5" office:value-type="float" office:value="0">
            <text:p>0,000</text:p>
          </table:table-cell>
          <table:table-cell table:style-name="ce3" table:formula="oooc:=SUM([.G5:.G9])/5" office:value-type="float" office:value="97.0890156">
            <text:p>97,089</text:p>
          </table:table-cell>
          <table:table-cell table:style-name="ce3" table:formula="oooc:=SUM([.H5:.H9])/5" office:value-type="float" office:value="62.9269462">
            <text:p>62,927</text:p>
          </table:table-cell>
          <table:table-cell table:style-name="ce3" table:formula="oooc:=SUM([.I5:.I9])/5" office:value-type="float" office:value="47.9003994">
            <text:p>47,900</text:p>
          </table:table-cell>
          <table:table-cell table:style-name="ce3" table:formula="oooc:=SUM([.J5:.J9])/5" office:value-type="float" office:value="32.8337296">
            <text:p>32,834</text:p>
          </table:table-cell>
          <table:table-cell table:style-name="ce3" table:formula="oooc:=SUM([.K5:.K9])/5" office:value-type="float" office:value="0">
            <text:p>0,000</text:p>
          </table:table-cell>
        </table:table-row>
      </table:table>
      <table:table table:name="sens005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/>
          <table:table-cell table:style-name="Default" office:value-type="string">
            <text:p>n_dry=</text:p>
          </table:table-cell>
          <table:table-cell table:style-name="Default" office:value-type="float" office:value="2048">
            <text:p>2048</text:p>
          </table:table-cell>
          <table:table-cell table:style-name="Default"/>
          <table:table-cell table:style-name="Default" office:value-type="string">
            <text:p>n_real=</text:p>
          </table:table-cell>
          <table:table-cell table:style-name="Default" office:value-type="float" office:value="16384">
            <text:p>16384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>
            <text:p>sens=</text:p>
          </table:table-cell>
          <table:table-cell table:style-name="Default" office:value-type="float" office:value="0.05">
            <text:p>0,05</text:p>
          </table:table-cell>
          <table:table-cell table:style-name="Default"/>
          <table:table-cell table:style-name="Default" office:value-type="string">
            <text:p>opoznienie=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T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>
            <text:p>D=</text:p>
          </table:table-cell>
          <table:table-cell table:style-name="ce1" office:value-type="float" office:value="0.000003">
            <text:p>3,00E-006</text:p>
          </table:table-cell>
          <table:table-cell table:style-name="ce1" office:value-type="float" office:value="0.000005">
            <text:p>5,00E-006</text:p>
          </table:table-cell>
          <table:table-cell table:style-name="ce1" office:value-type="float" office:value="0.000007">
            <text:p>7,00E-006</text:p>
          </table:table-cell>
          <table:table-cell table:style-name="ce1" office:value-type="float" office:value="0.000008">
            <text:p>8,00E-006</text:p>
          </table:table-cell>
          <table:table-cell table:style-name="ce1" office:value-type="float" office:value="0.000009">
            <text:p>9,00E-006</text:p>
          </table:table-cell>
          <table:table-cell table:style-name="ce1" office:value-type="float" office:value="0.00001">
            <text:p>1,00E-005</text:p>
          </table:table-cell>
          <table:table-cell table:style-name="ce1" office:value-type="float" office:value="0.00002">
            <text:p>2,00E-005</text:p>
          </table:table-cell>
          <table:table-cell table:style-name="ce1" office:value-type="float" office:value="0.00003">
            <text:p>3,00E-005</text:p>
          </table:table-cell>
          <table:table-cell table:style-name="ce1" office:value-type="float" office:value="0.00005">
            <text:p>5,00E-005</text:p>
          </table:table-cell>
          <table:table-cell table:style-name="ce1" office:value-type="float" office:value="0.0001">
            <text:p>1,00E-004</text:p>
          </table:table-cell>
        </table:table-row>
        <table:table-row table:style-name="ro1">
          <table:table-cell/>
          <table:table-cell office:value-type="float" office:value="39.890642">
            <text:p>39,891</text:p>
          </table:table-cell>
          <table:table-cell office:value-type="float" office:value="32.916579">
            <text:p>32,917</text:p>
          </table:table-cell>
          <table:table-cell office:value-type="float" office:value="46.510345">
            <text:p>46,510</text:p>
          </table:table-cell>
          <table:table-cell office:value-type="float" office:value="159.912895">
            <text:p>159,913</text:p>
          </table:table-cell>
          <table:table-cell/>
          <table:table-cell office:value-type="float" office:value="95.952181">
            <text:p>95,952</text:p>
          </table:table-cell>
          <table:table-cell office:value-type="float" office:value="86.239313">
            <text:p>86,2393</text:p>
          </table:table-cell>
          <table:table-cell office:value-type="float" office:value="40.676072">
            <text:p>40,676</text:p>
          </table:table-cell>
          <table:table-cell office:value-type="float" office:value="3.326125">
            <text:p>3,326</text:p>
          </table:table-cell>
          <table:table-cell/>
        </table:table-row>
        <table:table-row table:style-name="ro1">
          <table:table-cell/>
          <table:table-cell office:value-type="float" office:value="9.351015">
            <text:p>9,351</text:p>
          </table:table-cell>
          <table:table-cell office:value-type="float" office:value="49.021605">
            <text:p>49,022</text:p>
          </table:table-cell>
          <table:table-cell office:value-type="float" office:value="39.28208">
            <text:p>39,282</text:p>
          </table:table-cell>
          <table:table-cell office:value-type="float" office:value="44.414367">
            <text:p>44,414</text:p>
          </table:table-cell>
          <table:table-cell/>
          <table:table-cell office:value-type="float" office:value="31.372252">
            <text:p>31,372</text:p>
          </table:table-cell>
          <table:table-cell office:value-type="float" office:value="117.260122">
            <text:p>117,2601</text:p>
          </table:table-cell>
          <table:table-cell office:value-type="float" office:value="49.54391">
            <text:p>49,544</text:p>
          </table:table-cell>
          <table:table-cell office:value-type="float" office:value="17.410501">
            <text:p>17,411</text:p>
          </table:table-cell>
          <table:table-cell/>
        </table:table-row>
        <table:table-row table:style-name="ro1">
          <table:table-cell/>
          <table:table-cell office:value-type="float" office:value="10.952659">
            <text:p>10,953</text:p>
          </table:table-cell>
          <table:table-cell office:value-type="float" office:value="75.20147">
            <text:p>75,201</text:p>
          </table:table-cell>
          <table:table-cell office:value-type="float" office:value="60.108696">
            <text:p>60,109</text:p>
          </table:table-cell>
          <table:table-cell office:value-type="float" office:value="76.798953">
            <text:p>76,799</text:p>
          </table:table-cell>
          <table:table-cell/>
          <table:table-cell office:value-type="float" office:value="197.249681">
            <text:p>197,250</text:p>
          </table:table-cell>
          <table:table-cell office:value-type="float" office:value="49.344564">
            <text:p>49,3446</text:p>
          </table:table-cell>
          <table:table-cell office:value-type="float" office:value="24.019185">
            <text:p>24,019</text:p>
          </table:table-cell>
          <table:table-cell office:value-type="float" office:value="12.948338">
            <text:p>12,948</text:p>
          </table:table-cell>
          <table:table-cell/>
        </table:table-row>
        <table:table-row table:style-name="ro1">
          <table:table-cell/>
          <table:table-cell office:value-type="float" office:value="5.14219">
            <text:p>5,142</text:p>
          </table:table-cell>
          <table:table-cell office:value-type="float" office:value="56.204452">
            <text:p>56,204</text:p>
          </table:table-cell>
          <table:table-cell office:value-type="float" office:value="134.884191">
            <text:p>134,884</text:p>
          </table:table-cell>
          <table:table-cell office:value-type="float" office:value="62.18464">
            <text:p>62,185</text:p>
          </table:table-cell>
          <table:table-cell/>
          <table:table-cell office:value-type="float" office:value="64.179537">
            <text:p>64,180</text:p>
          </table:table-cell>
          <table:table-cell office:value-type="float" office:value="49.713804">
            <text:p>49,7138</text:p>
          </table:table-cell>
          <table:table-cell office:value-type="float" office:value="42.405878">
            <text:p>42,406</text:p>
          </table:table-cell>
          <table:table-cell office:value-type="float" office:value="35.733836">
            <text:p>35,734</text:p>
          </table:table-cell>
          <table:table-cell/>
        </table:table-row>
        <table:table-row table:style-name="ro1">
          <table:table-cell/>
          <table:table-cell office:value-type="float" office:value="28.998771">
            <text:p>28,999</text:p>
          </table:table-cell>
          <table:table-cell office:value-type="float" office:value="90.481726">
            <text:p>90,482</text:p>
          </table:table-cell>
          <table:table-cell office:value-type="float" office:value="33.340606">
            <text:p>33,341</text:p>
          </table:table-cell>
          <table:table-cell office:value-type="float" office:value="57.790159">
            <text:p>57,790</text:p>
          </table:table-cell>
          <table:table-cell/>
          <table:table-cell office:value-type="float" office:value="40.223235">
            <text:p>40,223</text:p>
          </table:table-cell>
          <table:table-cell office:value-type="float" office:value="42.035879">
            <text:p>42,0359</text:p>
          </table:table-cell>
          <table:table-cell office:value-type="float" office:value="32.318648">
            <text:p>32,319</text:p>
          </table:table-cell>
          <table:table-cell office:value-type="float" office:value="26.554045">
            <text:p>26,554</text:p>
          </table:table-cell>
          <table:table-cell/>
        </table:table-row>
        <table:table-row table:style-name="ro1">
          <table:table-cell/>
          <table:table-cell table:style-name="ce3" table:formula="oooc:=SUM([.B5:.B9])/5" office:value-type="float" office:value="18.8670554">
            <text:p>18,867</text:p>
          </table:table-cell>
          <table:table-cell table:style-name="ce3" table:formula="oooc:=SUM([.C5:.C9])/5" office:value-type="float" office:value="60.7651664">
            <text:p>60,765</text:p>
          </table:table-cell>
          <table:table-cell table:style-name="ce3" table:formula="oooc:=SUM([.D5:.D9])/5" office:value-type="float" office:value="62.8251836">
            <text:p>62,825</text:p>
          </table:table-cell>
          <table:table-cell table:style-name="ce3" table:formula="oooc:=SUM([.E5:.E9])/5" office:value-type="float" office:value="80.2202028">
            <text:p>80,220</text:p>
          </table:table-cell>
          <table:table-cell table:style-name="ce3" table:formula="oooc:=SUM([.F5:.F9])/5" office:value-type="float" office:value="0">
            <text:p>0,000</text:p>
          </table:table-cell>
          <table:table-cell table:style-name="ce3" table:formula="oooc:=SUM([.G5:.G9])/5" office:value-type="float" office:value="85.7953772">
            <text:p>85,795</text:p>
          </table:table-cell>
          <table:table-cell table:style-name="ce3" table:formula="oooc:=SUM([.H5:.H9])/5" office:value-type="float" office:value="68.9187364">
            <text:p>68,919</text:p>
          </table:table-cell>
          <table:table-cell table:style-name="ce3" table:formula="oooc:=SUM([.I5:.I9])/5" office:value-type="float" office:value="37.7927386">
            <text:p>37,793</text:p>
          </table:table-cell>
          <table:table-cell table:style-name="ce3" table:formula="oooc:=SUM([.J5:.J9])/5" office:value-type="float" office:value="19.194569">
            <text:p>19,195</text:p>
          </table:table-cell>
          <table:table-cell table:style-name="ce3" table:formula="oooc:=SUM([.K5:.K9])/5" office:value-type="float" office:value="0">
            <text:p>0,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9">19.04.2009</text:date>, <text:time>21:0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16T08:58:06</meta:creation-date>
    <dc:date>2009-04-19T21:01:56</dc:date>
    <meta:editing-cycles>66</meta:editing-cycles>
    <meta:editing-duration>PT14H43M57S</meta:editing-duration>
    <meta:user-defined meta:name="Info 1"/>
    <meta:user-defined meta:name="Info 2"/>
    <meta:user-defined meta:name="Info 3"/>
    <meta:user-defined meta:name="Info 4"/>
    <meta:document-statistic meta:table-count="2" meta:cell-count="140"/>
  </office:meta>
</office:document-meta>
</file>